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613EB8FB25183FC0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  <style:paragraph-properties style:writing-mode="lr-tb"/>
    </style:style>
    <style:style style:name="pr1" style:family="presentation" style:parent-style-name="Inspiration-title">
      <style:graphic-properties draw:stroke="none" draw:fill="none" draw:fill-color="#00cc99" draw:textarea-horizontal-align="justify" draw:textarea-vertical-align="middle" draw:auto-grow-height="true" draw:auto-grow-width="false" fo:min-height="5.10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draw:auto-grow-height="true" fo:min-height="2cm"/>
      <style:paragraph-properties style:writing-mode="lr-tb"/>
    </style:style>
    <style:style style:name="pr4" style:family="presentation" style:parent-style-name="Inspiration-outline1">
      <style:graphic-properties fo:min-height="13.61cm"/>
      <style:paragraph-properties style:writing-mode="lr-tb"/>
    </style:style>
    <style:style style:name="pr5" style:family="presentation" style:parent-style-name="Inspiration-title">
      <style:graphic-properties draw:auto-grow-height="true" fo:min-height="3.507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6.983cm" style:use-optimal-column-width="false"/>
    </style:style>
    <style:style style:name="co4" style:family="table-column">
      <style:table-column-properties style:column-width="7.052cm" style:use-optimal-column-width="false"/>
    </style:style>
    <style:style style:name="co5" style:family="table-column">
      <style:table-column-properties style:column-width="7.051cm" style:use-optimal-column-width="false"/>
    </style:style>
    <style:style style:name="co6" style:family="table-column">
      <style:table-column-properties style:column-width="3.395cm" style:use-optimal-column-width="false"/>
    </style:style>
    <style:style style:name="co7" style:family="table-column">
      <style:table-column-properties style:column-width="4.354cm" style:use-optimal-column-width="false"/>
    </style:style>
    <style:style style:name="co8" style:family="table-column">
      <style:table-column-properties style:column-width="5.048cm" style:use-optimal-column-width="false"/>
    </style:style>
    <style:style style:name="co9" style:family="table-column">
      <style:table-column-properties style:column-width="4.758cm" style:use-optimal-column-width="false"/>
    </style:style>
    <style:style style:name="co10" style:family="table-column">
      <style:table-column-properties style:column-width="4.289cm" style:use-optimal-column-width="false"/>
    </style:style>
    <style:style style:name="co11" style:family="table-column">
      <style:table-column-properties style:column-width="4.021cm" style:use-optimal-column-width="false"/>
    </style:style>
    <style:style style:name="co12" style:family="table-column">
      <style:table-column-properties style:column-width="5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74cm" style:use-optimal-row-height="false"/>
    </style:style>
    <style:style style:name="ro4" style:family="table-row">
      <style:table-row-properties style:row-height="0.973cm" style:use-optimal-row-height="false"/>
    </style:style>
    <style:style style:name="ro5" style:family="table-row">
      <style:table-row-properties style:row-height="1.095cm" style:use-optimal-row-height="false"/>
    </style:style>
    <style:style style:name="ro6" style:family="table-row">
      <style:table-row-properties style:row-height="1.899cm" style:use-optimal-row-height="false"/>
    </style:style>
    <style:style style:name="ce1" style:family="table-cell">
      <loext:graphic-properties draw:fill="solid" draw:fill-color="#ffffff" style:repeat="repeat"/>
      <style:paragraph-properties fo:text-align="center" fo:border="0.03pt solid #000000"/>
    </style:style>
    <style:style style:name="ce2" style:family="table-cell">
      <loext:graphic-properties draw:fill="solid" draw:fill-color="#ffffff" style:repeat="repeat"/>
      <style:paragraph-properties fo:border="0.03pt solid #000000"/>
    </style:style>
    <style:style style:name="ce3" style:family="table-cell">
      <loext:graphic-properties draw:fill="solid" draw:fill-color="#ffffff" style:repeat="repeat"/>
      <style:paragraph-properties fo:text-align="center" fo:border="0.03pt solid #000000"/>
      <style:text-properties style:text-underline-style="solid" style:text-underline-width="auto" style:text-underline-color="font-color"/>
    </style:style>
    <style:style style:name="ce4" style:family="table-cell">
      <loext:graphic-properties draw:fill="solid" draw:fill-color="#ffffff" style:repeat="repeat"/>
      <style:paragraph-properties fo:text-align="center" fo:border="0.03pt solid #000000"/>
      <style:text-properties fo:font-weight="normal" style:font-weight-asian="normal" style:font-weight-complex="normal"/>
    </style:style>
    <style:style style:name="ce5" style:family="table-cell">
      <loext:graphic-properties draw:fill="solid" draw:fill-color="#ffffff" style:repeat="repeat"/>
      <style:paragraph-properties fo:text-align="center" fo:border="0.03pt solid #000000"/>
      <style:text-properties fo:font-size="20pt" style:font-size-asian="20pt" style:font-size-complex="20pt"/>
    </style:style>
    <style:style style:name="ce6" style:family="table-cell">
      <loext:graphic-properties draw:fill="solid" draw:fill-color="#ffffff" style:repeat="repeat"/>
      <style:paragraph-properties fo:border="0.03pt solid #000000"/>
      <style:text-properties fo:font-size="20pt" style:font-size-asian="20pt" style:font-size-complex="20pt"/>
    </style:style>
    <style:style style:name="ce7" style:family="table-cell">
      <loext:graphic-properties draw:fill="solid" draw:fill-color="#ffffff" style:repeat="repeat"/>
      <style:paragraph-properties fo:text-align="center" fo:border="0.03pt solid #000000"/>
      <style:text-properties fo:font-size="20pt" style:text-underline-style="solid" style:text-underline-width="auto" style:text-underline-color="font-color" style:font-size-asian="20pt" style:font-size-complex="2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00"/>
      <style:paragraph-properties fo:text-align="center"/>
    </style:style>
    <style:style style:name="T1" style:family="text">
      <style:text-properties fo:color="#000000" loext:opacity="100%" fo:language="zxx" fo:country="none"/>
    </style:style>
    <style:style style:name="T2" style:family="text">
      <style:text-properties fo:color="#ff00ff" loext:opacity="100%"/>
    </style:style>
    <style:style style:name="T3" style:family="text">
      <style:text-properties fo:color="#0000ff" loext:opacity="100%" fo:font-weight="bold" style:font-weight-asian="bold" style:font-weight-complex="bold"/>
    </style:style>
    <style:style style:name="T4" style:family="text">
      <style:text-properties style:font-name="DejaVu Sans2" style:font-name-asian="DejaVu Sans2" style:font-name-complex="DejaVu Sans2"/>
    </style:style>
    <style:style style:name="T5" style:family="text">
      <style:text-properties style:font-name="Albany AMT" style:font-name-asian="DejaVu Sans2" style:font-name-complex="DejaVu Sans2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DejaVu Sans2" fo:font-size="26pt" style:font-name-asian="DejaVu Sans2" style:font-size-asian="26pt" style:font-name-complex="DejaVu Sans2" style:font-size-complex="26pt"/>
    </style:style>
    <style:style style:name="T8" style:family="text">
      <style:text-properties style:font-name="Albany AMT" fo:font-size="26pt" style:font-name-asian="DejaVu Sans2" style:font-size-asian="26pt" style:font-name-complex="DejaVu Sans2" style:font-size-complex="26pt"/>
    </style:style>
    <style:style style:name="T9" style:family="text">
      <style:text-properties fo:language="fr" fo:country="FR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ff" loext:opacity="100%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00" loext:opacity="100%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0000" loext:opacity="10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3.693cm" svg:height="5.368cm" svg:x="1.72cm" svg:y="5.833cm" presentation:class="title" presentation:user-transformed="true">
          <draw:text-box>
            <text:p text:style-name="P1"><text:span text:style-name="T1">Structured Query Languag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ypes de données</text:p>
              </text:list-item>
              <text:list-item>
                <text:p>Langage de Définition de Données (LDD)</text:p>
              </text:list-item>
              <text:list-item>
                <text:p>Langage de Manipulation de Données (LDM)</text:p>
              </text:list-item>
              <text:list-item>
                <text:p>Langage de Contrôle de Données (LDC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Types de données</text:span></text:p>
                <text:list>
                  <text:list-item>
                    <text:p>char(n)</text:p>
                  </text:list-item>
                  <text:list-item>
                    <text:p>varchar(n)</text:p>
                  </text:list-item>
                  <text:list-item>
                    <text:p>number(n)</text:p>
                  </text:list-item>
                  <text:list-item>
                    <text:p>number(n,m)</text:p>
                  </text:list-item>
                  <text:list-item>
                    <text:p>date</text:p>
                  </text:list-item>
                  <text:list-item>
                    <text:p>null</text:p>
                  </text:list-item>
                </text:list>
              </text:list-item>
              <text:list-item>
                <text:p>Langage de Définition de Données (LDD)</text:p>
              </text:list-item>
              <text:list-item>
                <text:p>Langage de Manipulation de Données (LDM)</text:p>
              </text:list-item>
              <text:list-item>
                <text:p>Langage de Contrôle de Données (LDC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char(n)</text:span></text:p>
                <text:list>
                  <text:list-item>
                    <text:p>chaîne de caractères de longueur fixe n <text:span text:style-name="T4">ϵ</text:span><text:span text:style-name="T5">[1-255]</text:span></text:p>
                  </text:list-item>
                </text:list>
              </text:list-item>
              <text:list-item>
                <text:p>varchar(n)</text:p>
              </text:list-item>
              <text:list-item>
                <text:p>number(n)</text:p>
              </text:list-item>
              <text:list-item>
                <text:p>number(n,m)</text:p>
              </text:list-item>
              <text:list-item>
                <text:p>date</text:p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<text:span text:style-name="T3">varchar(n)</text:span></text:p>
                <text:list>
                  <text:list-item>
                    <text:p><text:span text:style-name="T6">chaîne de caractères de longueur variable n </text:span><text:span text:style-name="T7">ϵ</text:span><text:span text:style-name="T8">[1-255]</text:span></text:p>
                  </text:list-item>
                </text:list>
              </text:list-item>
              <text:list-item>
                <text:p>number(n)</text:p>
              </text:list-item>
              <text:list-item>
                <text:p>number(n,m)</text:p>
              </text:list-item>
              <text:list-item>
                <text:p>date</text:p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varchar(n)</text:p>
              </text:list-item>
              <text:list-item>
                <text:p><text:span text:style-name="T3">number(n)</text:span></text:p>
                <text:list>
                  <text:list-item>
                    <text:p>Nombre entier positif, négatif ou nul de n chiffres</text:p>
                  </text:list-item>
                </text:list>
              </text:list-item>
              <text:list-item>
                <text:p>number(n,m)</text:p>
              </text:list-item>
              <text:list-item>
                <text:p>date</text:p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varchar(n)</text:p>
              </text:list-item>
              <text:list-item>
                <text:p>number(n)</text:p>
              </text:list-item>
              <text:list-item>
                <text:p><text:span text:style-name="T3">number(n,m)</text:span> ou <text:span text:style-name="T3">numeric(n,m)</text:span></text:p>
                <text:list>
                  <text:list-item>
                    <text:p>Nombre rationnel en virgule fixe de n chiffres au total dont m après la virgule</text:p>
                  </text:list-item>
                </text:list>
              </text:list-item>
              <text:list-item>
                <text:p>date</text:p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varchar(n)</text:p>
              </text:list-item>
              <text:list-item>
                <text:p>number(n)</text:p>
              </text:list-item>
              <text:list-item>
                <text:p>number(n,m)</text:p>
              </text:list-item>
              <text:list-item>
                <text:p><text:span text:style-name="T3">date</text:span> et <text:span text:style-name="T3">datetime</text:span></text:p>
                <text:list>
                  <text:list-item>
                    <text:p>Date a le format suivant : <text:s/>AAAA-MM-JJ</text:p>
                  </text:list-item>
                  <text:list-item>
                    <text:p>Datetime a le format suivant : AAAA-MM-JJ hh:mm:ss</text:p>
                  </text:list-item>
                </text:list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varchar(n)</text:p>
              </text:list-item>
              <text:list-item>
                <text:p>number(n)</text:p>
              </text:list-item>
              <text:list-item>
                <text:p>number(n,m)</text:p>
              </text:list-item>
              <text:list-item>
                <text:p>date</text:p>
              </text:list-item>
              <text:list-item>
                <text:p><text:span text:style-name="T3">null</text:span></text:p>
                <text:list>
                  <text:list-item>
                    <text:p>NULL appartient à tous les domaines : CHAR, NUMBER, …</text:p>
                  </text:list-item>
                  <text:list-item>
                    <text:p>signifie que la ligne n’a pas de valeur pour cet attribut</text:p>
                  </text:list-item>
                  <text:list-item>
                    <text:p><text:span text:style-name="T9">à ne pas confondre avec 0, 0.0 ou ""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ypes de données</text:p>
              </text:list-item>
              <text:list-item>
                <text:p><text:span text:style-name="T2">Langage de Définition de Données (LDD)</text:span></text:p>
                <text:list>
                  <text:list-item>
                    <text:p>création de base</text:p>
                  </text:list-item>
                  <text:list-item>
                    <text:p>création de table</text:p>
                  </text:list-item>
                  <text:list-item>
                    <text:p>modification de structure de table</text:p>
                  </text:list-item>
                  <text:list-item>
                    <text:p>suppression de table</text:p>
                  </text:list-item>
                </text:list>
              </text:list-item>
              <text:list-item>
                <text:p>Langage de Manipulation de Données (LDM)</text:p>
              </text:list-item>
              <text:list-item>
                <text:p>Langage de Contrôle de Données (LDC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Définition de Données (LD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éation de base</text:p>
                <text:list>
                  <text:list-item>
                    <text:p><text:span text:style-name="T3">CREATE DATABASE</text:span> nomDeVotreBase</text:p>
                  </text:list-item>
                </text:list>
              </text:list-item>
              <text:list-item>
                <text:p>création de table</text:p>
              </text:list-item>
              <text:list-item>
                <text:p>modification de structure de table</text:p>
              </text:list-item>
              <text:list-item>
                <text:p>suppression de 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Définition de Données (LD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éation de base</text:p>
              </text:list-item>
              <text:list-item>
                <text:p>création de table</text:p>
                <text:list>
                  <text:list-item>
                    <text:p>Table simple</text:p>
                  </text:list-item>
                  <text:list-item>
                    <text:p>Contraintes d’intégrité</text:p>
                  </text:list-item>
                  <text:list-item>
                    <text:p>Clé primaire </text:p>
                  </text:list-item>
                  <text:list-item>
                    <text:p>Intégrité référentielle</text:p>
                  </text:list-item>
                </text:list>
              </text:list-item>
              <text:list-item>
                <text:p>modification de structure de table</text:p>
              </text:list-item>
              <text:list-item>
                <text:p>suppression de 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able simple</text:p>
                <text:list>
                  <text:list-item>
                    <text:p><text:span text:style-name="T3">CREATE TABLE</text:span> NomDeTable (</text:p>
                    <text:p>NomDeChamp TypeDuChamp,</text:p>
                    <text:p>NomDeChamp TypeDuChamp,</text:p>
                    <text:p>…</text:p>
                    <text:p>);</text:p>
                  </text:list-item>
                  <text:list-item>
                    <text:p><text:span text:style-name="T3">CREATE TABLE</text:span> Villes (</text:p>
                    <text:p>idVille int(10),</text:p>
                    <text:p>nomVille varchar(60));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ntraintes d’intégrité</text:p>
                <text:list>
                  <text:list-item>
                    <text:p><text:span text:style-name="T3">CREATE TABLE</text:span> NomDeTable (</text:p>
                    <text:p>NomDeChamp TypeDuChamp <text:span text:style-name="T10">NOT NULL</text:span>,</text:p>
                    <text:p>NomDeChamp TypeDuChamp <text:span text:style-name="T10">NULL</text:span>,</text:p>
                    <text:p>NomDeChamp TypeDuChamp <text:span text:style-name="T10">DEFAULT </text:span><text:span text:style-name="T11">valeur</text:span>,</text:p>
                    <text:p>… );</text:p>
                  </text:list-item>
                  <text:list-item>
                    <text:p><text:span text:style-name="T3">CREATE TABLE</text:span> Villes (</text:p>
                    <text:p>idVille int(10) <text:span text:style-name="T10">NOT NULL</text:span>,</text:p>
                    <text:p>nomVille varchar(60) <text:span text:style-name="T10">DEFAULT</text:span> "jaipaslenomdelaville");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lé primaire </text:p>
                <text:list>
                  <text:list-item>
                    <text:p><text:span text:style-name="T3">CREATE TABLE</text:span> NomDeTable (</text:p>
                    <text:p>NomDeChamp TypeDuChamp <text:span text:style-name="T10">PRIMARY KEY</text:span>,</text:p>
                    <text:p>NomDeChamp TypeDuChamp ,</text:p>
                    <text:p>… );</text:p>
                  </text:list-item>
                  <text:list-item>
                    <text:p><text:span text:style-name="T3">CREATE TABLE</text:span> Villes (</text:p>
                    <text:p>idVille int(10) <text:span text:style-name="T10">NOT NULL PRIMARY KEY</text:span>,</text:p>
                    <text:p>nomVille varchar(60) <text:span text:style-name="T10">DEFAULT</text:span> "jaipaslenomdelaville");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tégrité référentielle</text:p>
                <text:list>
                  <text:list-item>
                    <text:p><text:span text:style-name="T3">CREATE TABLE</text:span> NomDeTable (</text:p>
                    <text:p>NomDeChamp1 TypeDuChamp <text:span text:style-name="T12">PRIMARY KEY</text:span>,</text:p>
                    <text:p>NomDeChampx TypeDuChamp,</text:p>
                    <text:p>… ,</text:p>
                    <text:p><text:span text:style-name="T2">FOREIGN KEY</text:span> (NomDeChampx) </text:p>
                    <text:p><text:span text:style-name="T2">REFERENCES</text:span> nomDeTableZ(NomDeChamp)</text:p>
                    <text:p>);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tégrité référentielle</text:p>
              </text:list-item>
              <text:list-item>
                <text:p>Il existe une table <text:span text:style-name="T13">departement</text:span> qui possède comme clef primaire le champ <text:span text:style-name="T2">idDepartement</text:span>.</text:p>
                <text:list>
                  <text:list-item>
                    <text:p><text:span text:style-name="T14">CREATE TABLE</text:span> <text:span text:style-name="T3">villes</text:span> (</text:p>
                    <text:p>idVille int(10) <text:span text:style-name="T11">NOT NULL PRIMARY KEY,</text:span></text:p>
                    <text:p>nomVille varchar(60),</text:p>
                    <text:p><text:span text:style-name="T2">idDepartement</text:span> int(10), </text:p>
                    <text:p>FOREIGN KEY (<text:span text:style-name="T2">idDepartement</text:span>) </text:p>
                    <text:p>REFERENCES <text:span text:style-name="T3">departement</text:span>(idDepartement));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Définition de Données (LD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éation de base</text:p>
              </text:list-item>
              <text:list-item>
                <text:p>création de table</text:p>
              </text:list-item>
              <text:list-item>
                <text:p>modification de structure de table</text:p>
                <text:list>
                  <text:list-item>
                    <text:p><text:span text:style-name="T3">ALTER TABLE</text:span></text:p>
                    <text:list>
                      <text:list-item>
                        <text:p>supprimer/ajouter une colonne </text:p>
                      </text:list-item>
                      <text:list-item>
                        <text:p>supprimer/ajouter une contrainte</text:p>
                      </text:list-item>
                    </text:list>
                  </text:list-item>
                </text:list>
              </text:list-item>
              <text:list-item>
                <text:p>suppression de 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Définition de Données (LD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éation de base</text:p>
              </text:list-item>
              <text:list-item>
                <text:p>création de table</text:p>
              </text:list-item>
              <text:list-item>
                <text:p>modification de structure de table</text:p>
              </text:list-item>
              <text:list-item>
                <text:p>suppression de table</text:p>
                <text:list>
                  <text:list-item>
                    <text:p><text:span text:style-name="T3">DROP TABLE</text:span> nomDeLa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ypes de données</text:p>
              </text:list-item>
              <text:list-item>
                <text:p>Langage de Définition de Données (LDD)</text:p>
              </text:list-item>
              <text:list-item>
                <text:p><text:span text:style-name="T2">Langage de Manipulation de Données (LDM)</text:span></text:p>
                <text:list>
                  <text:list-item>
                    <text:p>sélection</text:p>
                    <text:list>
                      <text:list-item>
                        <text:p>tri</text:p>
                      </text:list-item>
                      <text:list-item>
                        <text:p>jointures</text:p>
                      </text:list-item>
                      <text:list-item>
                        <text:p>fonctions</text:p>
                      </text:list-item>
                      <text:list-item>
                        <text:p>requêtes imbriqués</text:p>
                      </text:list-item>
                    </text:list>
                  </text:list-item>
                  <text:list-item>
                    <text:p>ajout</text:p>
                  </text:list-item>
                  <text:list-item>
                    <text:p>modification</text:p>
                  </text:list-item>
                  <text:list-item>
                    <text:p>suppression</text:p>
                  </text:list-item>
                </text:list>
              </text:list-item>
              <text:list-item>
                <text:p>Langage de Contrôle de Données (LDC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  <text:list>
                  <text:list-item>
                    <text:p><text:span text:style-name="T10">SELECT</text:span> [DISTINCT | ALL] &lt;clause1&gt;[&lt;clause2&gt;…]</text:p>
                    <text:p><text:span text:style-name="T10">FROM</text:span> &lt;nom_table1&gt; [, &lt;nom_table2&gt;,…] </text:p>
                    <text:p>[<text:span text:style-name="T3">WHERE</text:span> &lt;condition1&gt; [AND|OR &lt;condition2&gt; …]]</text:p>
                    <text:p>[<text:span text:style-name="T3">GROUP BY</text:span> &lt;regroupement1&gt;[&lt;regroup2&gt;…]] </text:p>
                    <text:p>[<text:span text:style-name="T3">HAVING</text:span> condition] </text:p>
                    <text:p>[<text:span text:style-name="T3">ORDER BY</text:span> liste de colonnes ]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  <text:list>
                  <text:list-item>
                    <text:p><text:span text:style-name="T10">SELECT</text:span> nomVille</text:p>
                    <text:p><text:span text:style-name="T10">FROM</text:span> villes ;</text:p>
                  </text:list-item>
                  <text:list-item>
                    <text:p><text:span text:style-name="T10">SELECT</text:span> *</text:p>
                    <text:p><text:span text:style-name="T10">FROM</text:span> villes ;</text:p>
                  </text:list-item>
                  <text:list-item>
                    <text:p><text:span text:style-name="T10">SELECT</text:span> nomVille</text:p>
                    <text:p><text:span text:style-name="T10">FROM</text:span> villes </text:p>
                    <text:p><text:span text:style-name="T3">WHERE </text:span><text:span text:style-name="T11">idVille=2 ;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13.586cm" svg:y="3.2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villes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5"><text:span text:style-name="T15">idVille</text:span></text:p>
              </table:table-cell>
              <table:table-cell table:style-name="ce1">
                <text:p text:style-name="P4">nomVille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Saint calai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6.982cm" svg:height="2.917cm" svg:x="20.105cm" svg:y="10.58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4">Le mans</text:p>
              </table:table-cell>
            </table:table-row>
            <table:table-row table:style-name="ro2">
              <table:table-cell table:style-name="ce1">
                <text:p text:style-name="P4">Ballon</text:p>
              </table:table-cell>
            </table:table-row>
            <table:table-row table:style-name="ro3">
              <table:table-cell table:style-name="ce1">
                <text:p text:style-name="P4">Saint calai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14.1cm" svg:height="2.917cm" svg:x="12.686cm" svg:y="15.217cm">
          <table:table table:template-name="default" table:use-first-row-styles="true" table:use-banding-rows-styles="true">
            <table:table-column table:style-name="co1"/>
            <table:table-column table:style-name="co4"/>
            <table:table-row table:style-name="ro2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</table:table-row>
            <table:table-row table:style-name="ro2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</table:table-row>
            <table:table-row table:style-name="ro3" table:default-cell-style-name="ce1">
              <table:table-cell>
                <text:p text:style-name="P4">3</text:p>
              </table:table-cell>
              <table:table-cell>
                <text:p text:style-name="P4">Saint calai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" draw:id="id3" draw:layer="layout" svg:width="7.05cm" svg:height="0.972cm" svg:x="17.287cm" svg:y="18.817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1">
                <text:p text:style-name="P4">Ballon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  <text:list>
                  <text:list-item>
                    <text:p><text:span text:style-name="T3">LIKE</text:span> permet d'utiliser un "joker" afin d'estimer une expression</text:p>
                  </text:list-item>
                  <text:list-item>
                    <text:p>Le joker peut être <text:span text:style-name="T3">%</text:span> pour remplacer une séquence de caractères.</text:p>
                  </text:list-item>
                  <text:list-item>
                    <text:p>Le joker peut être <text:span text:style-name="T3">_</text:span> pour remplacer un caractè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  <text:list>
                  <text:list-item>
                    <text:p><text:span text:style-name="T12">SELECT</text:span><text:span text:style-name="T16"> nomVille</text:span></text:p>
                    <text:p><text:span text:style-name="T12">FROM</text:span><text:span text:style-name="T16"> villes </text:span></text:p>
                    <text:p><text:span text:style-name="T12">WHERE nomVille</text:span><text:span text:style-name="T3"> LIKE 'saint%'</text:span><text:span text:style-name="T11">;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5.831cm" svg:x="13.786cm" svg:y="3.6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villes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5"><text:span text:style-name="T15">idVille</text:span></text:p>
              </table:table-cell>
              <table:table-cell table:style-name="ce1">
                <text:p text:style-name="P4">nomVille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Saint ouen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Ballon</text:p>
              </table:table-cell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Saint calai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" draw:id="id4" draw:layer="layout" svg:width="7.051cm" svg:height="1.945cm" svg:x="13.587cm" svg:y="12.717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 text:style-name="P4">Saint ouen</text:p>
              </table:table-cell>
            </table:table-row>
            <table:table-row table:style-name="ro3">
              <table:table-cell table:style-name="ce1">
                <text:p text:style-name="P4">Saint calais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ri</text:p>
                <text:list>
                  <text:list-item>
                    <text:p><text:span text:style-name="T10">SELECT</text:span> nomVille</text:p>
                    <text:p><text:span text:style-name="T10">FROM</text:span> villes </text:p>
                    <text:p><text:span text:style-name="T3">ORDER BY</text:span> nomVille <text:span text:style-name="T13">ASC</text:span>;</text:p>
                    <text:p><text:span text:style-name="T10"/></text:p>
                  </text:list-item>
                  <text:list-item>
                    <text:p><text:span text:style-name="T10">SELECT</text:span> nomVille</text:p>
                    <text:p><text:span text:style-name="T10">FROM</text:span> villes </text:p>
                    <text:p><text:span text:style-name="T3">ORDER BY</text:span> nomVille <text:span text:style-name="T13">DESC</text:span>;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13.586cm" svg:y="4.0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villes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5"><text:span text:style-name="T15">idVille</text:span></text:p>
              </table:table-cell>
              <table:table-cell table:style-name="ce1">
                <text:p text:style-name="P4">nomVille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Saint calais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" draw:id="id5" draw:layer="layout" svg:width="7.051cm" svg:height="2.917cm" svg:x="17.139cm" svg:y="10.212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 text:style-name="P4">Ballon</text:p>
              </table:table-cell>
            </table:table-row>
            <table:table-row table:style-name="ro2">
              <table:table-cell table:style-name="ce1">
                <text:p text:style-name="P4">Le mans</text:p>
              </table:table-cell>
            </table:table-row>
            <table:table-row table:style-name="ro3">
              <table:table-cell table:style-name="ce1">
                <text:p text:style-name="P4">Saint calais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" draw:id="id6" draw:layer="layout" svg:width="7.051cm" svg:height="2.917cm" svg:x="16.869cm" svg:y="13.794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 text:style-name="P4">Saint calais</text:p>
              </table:table-cell>
            </table:table-row>
            <table:table-row table:style-name="ro2">
              <table:table-cell table:style-name="ce1">
                <text:p text:style-name="P4">Le mans</text:p>
              </table:table-cell>
            </table:table-row>
            <table:table-row table:style-name="ro3">
              <table:table-cell table:style-name="ce4">
                <text:p text:style-name="P6"><text:span text:style-name="T17">Ballon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6">Jointure</text:span></text:p>
              </text:list-item>
              <text:list-item>
                <text:p><text:span text:style-name="T6">SELECT nomVille, nomDept</text:span></text:p>
                <text:p><text:span text:style-name="T6">FROM villes, departements</text:span></text:p>
                <text:p><text:span text:style-name="T6">WHERE numeroDept = "72"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2.796cm" svg:height="4.859cm" svg:x="14.959cm" svg:y="5.09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3">
                <text:p text:style-name="P4">villes</text:p>
              </table:table-cell>
              <table:covered-table-cell table:style-name="ce2"/>
              <table:covered-table-cell/>
            </table:table-row>
            <table:table-row table:style-name="ro1" table:default-cell-style-name="ce1">
              <table:table-cell table:style-name="ce3">
                <text:p text:style-name="P5"><text:span text:style-name="T15">idVille</text:span></text:p>
              </table:table-cell>
              <table:table-cell>
                <text:p text:style-name="P4">nomVille</text:p>
              </table:table-cell>
              <table:table-cell>
                <text:p text:style-name="P4">idDepartement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Nantes</text:p>
              </table:table-cell>
              <table:table-cell>
                <text:p text:style-name="P4">3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067cm" svg:height="6.278cm" svg:x="14.311cm" svg:y="11.02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5" table:default-cell-style-name="ce5">
              <table:table-cell table:number-columns-spanned="3">
                <text:p text:style-name="P4"><text:span text:style-name="T18">departements</text:span></text:p>
              </table:table-cell>
              <table:covered-table-cell table:style-name="ce6"/>
              <table:covered-table-cell/>
            </table:table-row>
            <table:table-row table:style-name="ro5" table:default-cell-style-name="ce5">
              <table:table-cell table:style-name="ce7">
                <text:p text:style-name="P7"><text:span text:style-name="T19">idDepartement</text:span></text:p>
              </table:table-cell>
              <table:table-cell>
                <text:p text:style-name="P8"><text:span text:style-name="T18">nomDept</text:span></text:p>
              </table:table-cell>
              <table:table-cell>
                <text:p text:style-name="P8"><text:span text:style-name="T18">numeroDept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Sarthe</text:span></text:p>
              </table:table-cell>
              <table:table-cell>
                <text:p text:style-name="P8"><text:span text:style-name="T18">72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Mayenne</text:span></text:p>
              </table:table-cell>
              <table:table-cell>
                <text:p text:style-name="P8"><text:span text:style-name="T18">53</text:span></text:p>
              </table:table-cell>
            </table:table-row>
            <table:table-row table:style-name="ro6" table:default-cell-style-name="ce5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Loire atlantique</text:span></text:p>
              </table:table-cell>
              <table:table-cell>
                <text:p text:style-name="P8"><text:span text:style-name="T20">4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7" draw:id="id7" draw:layer="layout" svg:width="9.403cm" svg:height="2.917cm" svg:x="1.743cm" svg:y="12.652cm">
          <table:table table:template-name="default" table:use-first-row-styles="true" table:use-banding-rows-styles="true">
            <table:table-column table:style-name="co7"/>
            <table:table-column table:style-name="co12"/>
            <table:table-row table:style-name="ro2" table:default-cell-style-name="ce1">
              <table:table-cell>
                <text:p text:style-name="P4">Le mans</text:p>
              </table:table-cell>
              <table:table-cell>
                <text:p text:style-name="P4">Sarthe</text:p>
              </table:table-cell>
            </table:table-row>
            <table:table-row table:style-name="ro2" table:default-cell-style-name="ce1">
              <table:table-cell>
                <text:p text:style-name="P4">Ballon</text:p>
              </table:table-cell>
              <table:table-cell>
                <text:p text:style-name="P4">Sarthe</text:p>
              </table:table-cell>
            </table:table-row>
            <table:table-row table:style-name="ro3" table:default-cell-style-name="ce1">
              <table:table-cell>
                <text:p text:style-name="P4">Nantes</text:p>
              </table:table-cell>
              <table:table-cell>
                <text:p text:style-name="P4">Sarthe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" draw:text-style-name="P9" xml:id="id8" draw:id="id8" draw:layer="layout" svg:width="10.5cm" svg:height="1.5cm" svg:x="1.1cm" svg:y="14.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1">Jointure</text:span></text:p>
              </text:list-item>
              <text:list-item>
                <text:p><text:span text:style-name="T21">SELECT nomVille, nomDept</text:span></text:p>
                <text:p><text:span text:style-name="T21">FROM villes, departements</text:span></text:p>
                <text:p><text:span text:style-name="T21">WHERE </text:span><text:span text:style-name="T22">villes.idDepartement = departements.idDepartement</text:span></text:p>
                <text:p><text:span text:style-name="T21">AND numeroDept = "72"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2.796cm" svg:height="4.859cm" svg:x="14.982cm" svg:y="4.15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3">
                <text:p text:style-name="P4">villes</text:p>
              </table:table-cell>
              <table:covered-table-cell table:style-name="ce2"/>
              <table:covered-table-cell/>
            </table:table-row>
            <table:table-row table:style-name="ro1" table:default-cell-style-name="ce1">
              <table:table-cell table:style-name="ce3">
                <text:p text:style-name="P5"><text:span text:style-name="T15">idVille</text:span></text:p>
              </table:table-cell>
              <table:table-cell>
                <text:p text:style-name="P4">nomVille</text:p>
              </table:table-cell>
              <table:table-cell>
                <text:p text:style-name="P4">idDepartement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Nantes</text:p>
              </table:table-cell>
              <table:table-cell>
                <text:p text:style-name="P4">3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067cm" svg:height="6.278cm" svg:x="14.407cm" svg:y="12.17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5" table:default-cell-style-name="ce5">
              <table:table-cell table:number-columns-spanned="3">
                <text:p text:style-name="P4"><text:span text:style-name="T18">departements</text:span></text:p>
              </table:table-cell>
              <table:covered-table-cell table:style-name="ce6"/>
              <table:covered-table-cell/>
            </table:table-row>
            <table:table-row table:style-name="ro5" table:default-cell-style-name="ce5">
              <table:table-cell table:style-name="ce7">
                <text:p text:style-name="P7"><text:span text:style-name="T19">idDepartement</text:span></text:p>
              </table:table-cell>
              <table:table-cell>
                <text:p text:style-name="P8"><text:span text:style-name="T18">nomDept</text:span></text:p>
              </table:table-cell>
              <table:table-cell>
                <text:p text:style-name="P8"><text:span text:style-name="T18">numeroDept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Sarthe</text:span></text:p>
              </table:table-cell>
              <table:table-cell>
                <text:p text:style-name="P8"><text:span text:style-name="T18">72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Mayenne</text:span></text:p>
              </table:table-cell>
              <table:table-cell>
                <text:p text:style-name="P8"><text:span text:style-name="T18">53</text:span></text:p>
              </table:table-cell>
            </table:table-row>
            <table:table-row table:style-name="ro6" table:default-cell-style-name="ce5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Loire atlantique</text:span></text:p>
              </table:table-cell>
              <table:table-cell>
                <text:p text:style-name="P8"><text:span text:style-name="T20">44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xml:id="id9" draw:id="id9" draw:layer="layout" svg:width="9.403cm" svg:height="1.943cm" svg:x="2.778cm" svg:y="14.438cm">
          <table:table table:template-name="default" table:use-first-row-styles="true" table:use-banding-rows-styles="true">
            <table:table-column table:style-name="co7"/>
            <table:table-column table:style-name="co12"/>
            <table:table-row table:style-name="ro2" table:default-cell-style-name="ce1">
              <table:table-cell>
                <text:p text:style-name="P4">Le mans</text:p>
              </table:table-cell>
              <table:table-cell>
                <text:p text:style-name="P4">Sarthe</text:p>
              </table:table-cell>
            </table:table-row>
            <table:table-row table:style-name="ro2" table:default-cell-style-name="ce1">
              <table:table-cell>
                <text:p text:style-name="P4">Ballon</text:p>
              </table:table-cell>
              <table:table-cell>
                <text:p text:style-name="P4">Sarthe</text:p>
              </table:table-cell>
            </table:table-row>
          </table:table>
          <draw:image xlink:href="Pictures/TablePreview1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1">Jointure autre syntaxe</text:span></text:p>
              </text:list-item>
              <text:list-item>
                <text:p><text:span text:style-name="T21">SELECT nomVille, nomDept</text:span></text:p>
                <text:p><text:span text:style-name="T21">FROM villes</text:span></text:p>
                <text:p><text:span text:style-name="T21">INNER JOIN departements</text:span></text:p>
                <text:p><text:span text:style-name="T21">ON </text:span><text:span text:style-name="T22">villes.idDepartement = departements.idDepartement</text:span></text:p>
                <text:p><text:span text:style-name="T21">AND numeroDept = "72"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2.796cm" svg:height="4.859cm" svg:x="14.982cm" svg:y="4.15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3">
                <text:p text:style-name="P4">villes</text:p>
              </table:table-cell>
              <table:covered-table-cell table:style-name="ce2"/>
              <table:covered-table-cell/>
            </table:table-row>
            <table:table-row table:style-name="ro1" table:default-cell-style-name="ce1">
              <table:table-cell table:style-name="ce3">
                <text:p text:style-name="P5"><text:span text:style-name="T15">idVille</text:span></text:p>
              </table:table-cell>
              <table:table-cell>
                <text:p text:style-name="P4">nomVille</text:p>
              </table:table-cell>
              <table:table-cell>
                <text:p text:style-name="P4">idDepartement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Nantes</text:p>
              </table:table-cell>
              <table:table-cell>
                <text:p text:style-name="P4">3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3.067cm" svg:height="6.278cm" svg:x="14.407cm" svg:y="12.17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5" table:default-cell-style-name="ce5">
              <table:table-cell table:number-columns-spanned="3">
                <text:p text:style-name="P4"><text:span text:style-name="T18">departements</text:span></text:p>
              </table:table-cell>
              <table:covered-table-cell table:style-name="ce6"/>
              <table:covered-table-cell/>
            </table:table-row>
            <table:table-row table:style-name="ro5" table:default-cell-style-name="ce5">
              <table:table-cell table:style-name="ce7">
                <text:p text:style-name="P7"><text:span text:style-name="T19">idDepartement</text:span></text:p>
              </table:table-cell>
              <table:table-cell>
                <text:p text:style-name="P8"><text:span text:style-name="T18">nomDept</text:span></text:p>
              </table:table-cell>
              <table:table-cell>
                <text:p text:style-name="P8"><text:span text:style-name="T18">numeroDept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Sarthe</text:span></text:p>
              </table:table-cell>
              <table:table-cell>
                <text:p text:style-name="P8"><text:span text:style-name="T18">72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Mayenne</text:span></text:p>
              </table:table-cell>
              <table:table-cell>
                <text:p text:style-name="P8"><text:span text:style-name="T18">53</text:span></text:p>
              </table:table-cell>
            </table:table-row>
            <table:table-row table:style-name="ro6" table:default-cell-style-name="ce5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Loire atlantique</text:span></text:p>
              </table:table-cell>
              <table:table-cell>
                <text:p text:style-name="P8"><text:span text:style-name="T20">44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xml:id="id10" draw:id="id10" draw:layer="layout" svg:width="9.403cm" svg:height="1.943cm" svg:x="2.778cm" svg:y="14.438cm">
          <table:table table:template-name="default" table:use-first-row-styles="true" table:use-banding-rows-styles="true">
            <table:table-column table:style-name="co7"/>
            <table:table-column table:style-name="co12"/>
            <table:table-row table:style-name="ro2" table:default-cell-style-name="ce1">
              <table:table-cell>
                <text:p text:style-name="P4">Le mans</text:p>
              </table:table-cell>
              <table:table-cell>
                <text:p text:style-name="P4">Sarthe</text:p>
              </table:table-cell>
            </table:table-row>
            <table:table-row table:style-name="ro2" table:default-cell-style-name="ce1">
              <table:table-cell>
                <text:p text:style-name="P4">Ballon</text:p>
              </table:table-cell>
              <table:table-cell>
                <text:p text:style-name="P4">Sarthe</text:p>
              </table:table-cell>
            </table:table-row>
          </table:table>
          <draw:image xlink:href="Pictures/TablePreview1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1">Jointure</text:span></text:p>
              </text:list-item>
              <text:list-item>
                <text:p><text:span text:style-name="T21">SELECT nomVille, nomDept</text:span></text:p>
                <text:p><text:span text:style-name="T21">FROM villes, departements</text:span></text:p>
                <text:p><text:span text:style-name="T21">WHERE </text:span><text:span text:style-name="T22">villes.idDepartement = departements.idDepartement</text:span></text:p>
                <text:p><text:span text:style-name="T21">AND numeroDept &lt;&gt; "72"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2.796cm" svg:height="4.859cm" svg:x="14.982cm" svg:y="4.15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3">
                <text:p text:style-name="P4">villes</text:p>
              </table:table-cell>
              <table:covered-table-cell table:style-name="ce2"/>
              <table:covered-table-cell/>
            </table:table-row>
            <table:table-row table:style-name="ro1" table:default-cell-style-name="ce1">
              <table:table-cell table:style-name="ce3">
                <text:p text:style-name="P5"><text:span text:style-name="T15">idVille</text:span></text:p>
              </table:table-cell>
              <table:table-cell>
                <text:p text:style-name="P4">nomVille</text:p>
              </table:table-cell>
              <table:table-cell>
                <text:p text:style-name="P4">idDepartement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Nantes</text:p>
              </table:table-cell>
              <table:table-cell>
                <text:p text:style-name="P4">3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3.067cm" svg:height="6.278cm" svg:x="14.407cm" svg:y="12.17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5" table:default-cell-style-name="ce5">
              <table:table-cell table:number-columns-spanned="3">
                <text:p text:style-name="P4"><text:span text:style-name="T18">departements</text:span></text:p>
              </table:table-cell>
              <table:covered-table-cell table:style-name="ce6"/>
              <table:covered-table-cell/>
            </table:table-row>
            <table:table-row table:style-name="ro5" table:default-cell-style-name="ce5">
              <table:table-cell table:style-name="ce7">
                <text:p text:style-name="P7"><text:span text:style-name="T19">idDepartement</text:span></text:p>
              </table:table-cell>
              <table:table-cell>
                <text:p text:style-name="P8"><text:span text:style-name="T18">nomDept</text:span></text:p>
              </table:table-cell>
              <table:table-cell>
                <text:p text:style-name="P8"><text:span text:style-name="T18">numeroDept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Sarthe</text:span></text:p>
              </table:table-cell>
              <table:table-cell>
                <text:p text:style-name="P8"><text:span text:style-name="T18">72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Mayenne</text:span></text:p>
              </table:table-cell>
              <table:table-cell>
                <text:p text:style-name="P8"><text:span text:style-name="T18">53</text:span></text:p>
              </table:table-cell>
            </table:table-row>
            <table:table-row table:style-name="ro6" table:default-cell-style-name="ce5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Loire atlantique</text:span></text:p>
              </table:table-cell>
              <table:table-cell>
                <text:p text:style-name="P8"><text:span text:style-name="T20">44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xml:id="id11" draw:id="id11" draw:layer="layout" svg:width="9.403cm" svg:height="0.971cm" svg:x="2.778cm" svg:y="14.438cm">
          <table:table table:template-name="default" table:use-first-row-styles="true" table:use-banding-rows-styles="true">
            <table:table-column table:style-name="co7"/>
            <table:table-column table:style-name="co12"/>
            <table:table-row table:style-name="ro2" table:default-cell-style-name="ce1">
              <table:table-cell>
                <text:p text:style-name="P4">Nantes</text:p>
              </table:table-cell>
              <table:table-cell>
                <text:p text:style-name="P4">Loire atlantique</text:p>
              </table:table-cell>
            </table:table-row>
          </table:table>
          <draw:image xlink:href="Pictures/TablePreview2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onctions</text:p>
                <text:list>
                  <text:list-item>
                    <text:p>MAX : Fournit la valeur maximale</text:p>
                  </text:list-item>
                  <text:list-item>
                    <text:p>MIN : Fournit la valeur minimale</text:p>
                  </text:list-item>
                  <text:list-item>
                    <text:p>COUNT : Fournit la cardinalité d’un ensemble</text:p>
                  </text:list-item>
                  <text:list-item>
                    <text:p>SUM : Somme de toutes les valeurs</text:p>
                  </text:list-item>
                  <text:list-item>
                    <text:p>AVG : Moyenne de toutes les valeurs</text:p>
                  </text:list-item>
                </text:list>
              </text:list-item>
              <text:list-item>
                <text:p>SELECT <text:span text:style-name="T3">COUNT</text:span>(idVille) AS nbVilles </text:p>
                <text:p>FROM villes</text:p>
                <text:p>WHERE idDepartement=1 ;</text:p>
                <text:p/>
              </text:list-item>
            </text:list>
          </draw:text-box>
        </draw:frame>
        <draw:frame draw:style-name="standard" xml:id="id12" draw:id="id12" draw:layer="layout" svg:width="12.796cm" svg:height="4.859cm" svg:x="14.982cm" svg:y="4.15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3">
                <text:p text:style-name="P4">villes</text:p>
              </table:table-cell>
              <table:covered-table-cell table:style-name="ce2"/>
              <table:covered-table-cell/>
            </table:table-row>
            <table:table-row table:style-name="ro1" table:default-cell-style-name="ce1">
              <table:table-cell table:style-name="ce3">
                <text:p text:style-name="P5"><text:span text:style-name="T15">idVille</text:span></text:p>
              </table:table-cell>
              <table:table-cell>
                <text:p text:style-name="P4">nomVille</text:p>
              </table:table-cell>
              <table:table-cell>
                <text:p text:style-name="P4">idDepartement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Nantes</text:p>
              </table:table-cell>
              <table:table-cell>
                <text:p text:style-name="P4">3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3" draw:text-style-name="P10" xml:id="id13" draw:id="id13" draw:layer="layout" svg:width="5cm" svg:height="2.5cm" svg:x="20cm" svg:y="15cm">
          <text:p text:style-name="P4">nbVilles ←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199cm" svg:height="13.86cm" svg:x="0.8cm" svg:y="4.914cm" presentation:class="outline" presentation:user-transformed="true">
          <draw:text-box>
            <text:list text:style-name="L2">
              <text:list-item>
                <text:p>Requêtes imbriqués</text:p>
                <text:p>SELECT nomVille</text:p>
                <text:p>FROM villes</text:p>
                <text:p>WHERE idDepartement</text:p>
                <text:p><text:span text:style-name="T3">IN</text:span> (</text:p>
                <text:p>SELECT idDepartement</text:p>
                <text:p>FROM departements</text:p>
                <text:p>WHERE numeroDept = "72"</text:p>
                <text:p>)</text:p>
              </text:list-item>
            </text:list>
          </draw:text-box>
        </draw:frame>
        <draw:frame draw:style-name="standard" xml:id="id15" draw:id="id15" draw:layer="layout" svg:width="4.353cm" svg:height="1.943cm" svg:x="15.481cm" svg:y="9.489cm">
          <table:table table:template-name="default" table:use-first-row-styles="true" table:use-banding-rows-styles="true">
            <table:table-column table:style-name="co7"/>
            <table:table-row table:style-name="ro2">
              <table:table-cell table:style-name="ce1">
                <text:p text:style-name="P4">Le mans</text:p>
              </table:table-cell>
            </table:table-row>
            <table:table-row table:style-name="ro2">
              <table:table-cell table:style-name="ce1">
                <text:p text:style-name="P4">Ballon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2.796cm" svg:height="4.859cm" svg:x="14.983cm" svg:y="4.15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3">
                <text:p text:style-name="P4">villes</text:p>
              </table:table-cell>
              <table:covered-table-cell table:style-name="ce2"/>
              <table:covered-table-cell/>
            </table:table-row>
            <table:table-row table:style-name="ro1" table:default-cell-style-name="ce1">
              <table:table-cell table:style-name="ce3">
                <text:p text:style-name="P5"><text:span text:style-name="T15">idVille</text:span></text:p>
              </table:table-cell>
              <table:table-cell>
                <text:p text:style-name="P4">nomVille</text:p>
              </table:table-cell>
              <table:table-cell>
                <text:p text:style-name="P4">idDepartement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Le mans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Ballon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Nantes</text:p>
              </table:table-cell>
              <table:table-cell>
                <text:p text:style-name="P4">3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3.067cm" svg:height="6.278cm" svg:x="14.608cm" svg:y="12.17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5" table:default-cell-style-name="ce5">
              <table:table-cell table:number-columns-spanned="3">
                <text:p text:style-name="P4"><text:span text:style-name="T18">departements</text:span></text:p>
              </table:table-cell>
              <table:covered-table-cell table:style-name="ce6"/>
              <table:covered-table-cell/>
            </table:table-row>
            <table:table-row table:style-name="ro5" table:default-cell-style-name="ce5">
              <table:table-cell table:style-name="ce7">
                <text:p text:style-name="P7"><text:span text:style-name="T19">idDepartement</text:span></text:p>
              </table:table-cell>
              <table:table-cell>
                <text:p text:style-name="P8"><text:span text:style-name="T18">nomDept</text:span></text:p>
              </table:table-cell>
              <table:table-cell>
                <text:p text:style-name="P8"><text:span text:style-name="T18">numeroDept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Sarthe</text:span></text:p>
              </table:table-cell>
              <table:table-cell>
                <text:p text:style-name="P8"><text:span text:style-name="T18">72</text:span></text:p>
              </table:table-cell>
            </table:table-row>
            <table:table-row table:style-name="ro5" table:default-cell-style-name="ce5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Mayenne</text:span></text:p>
              </table:table-cell>
              <table:table-cell>
                <text:p text:style-name="P8"><text:span text:style-name="T18">53</text:span></text:p>
              </table:table-cell>
            </table:table-row>
            <table:table-row table:style-name="ro6" table:default-cell-style-name="ce5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Loire atlantique</text:span></text:p>
              </table:table-cell>
              <table:table-cell>
                <text:p text:style-name="P8"><text:span text:style-name="T20">44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3" draw:text-style-name="P10" xml:id="id14" draw:id="id14" draw:layer="layout" svg:width="3.5cm" svg:height="2.5cm" svg:x="6.5cm" svg:y="13.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</text:list-item>
              <text:list-item>
                <text:p>Ajout</text:p>
                <text:list>
                  <text:list-item>
                    <text:p><text:span text:style-name="T3">INSERT INTO</text:span> NomDeLaTable</text:p>
                    <text:p>(colonne1,colonne2,...) </text:p>
                    <text:p><text:span text:style-name="T3">VALUES</text:span> (valColonne1,valColonne2,...) ;</text:p>
                  </text:list-item>
                </text:list>
              </text:list-item>
              <text:list-item>
                <text:p>Modification</text:p>
              </text:list-item>
              <text:list-item>
                <text:p>suppres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</text:list-item>
              <text:list-item>
                <text:p>Ajout</text:p>
              </text:list-item>
              <text:list-item>
                <text:p>Modification</text:p>
                <text:list>
                  <text:list-item>
                    <text:p><text:span text:style-name="T3">UPDATE</text:span> NomDeLaTable</text:p>
                    <text:p><text:span text:style-name="T3">SET</text:span> nomColonne=valColonne</text:p>
                    <text:p><text:span text:style-name="T3">WHERE</text:span><text:span text:style-name="T11"> condition ;</text:span></text:p>
                  </text:list-item>
                </text:list>
              </text:list-item>
              <text:list-item>
                <text:p>suppres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</text:list-item>
              <text:list-item>
                <text:p>Ajout</text:p>
              </text:list-item>
              <text:list-item>
                <text:p>Modification</text:p>
              </text:list-item>
              <text:list-item>
                <text:p>Suppression</text:p>
                <text:list>
                  <text:list-item>
                    <text:p><text:span text:style-name="T3">DELETE FROM</text:span> NomDeLaTable</text:p>
                    <text:p><text:span text:style-name="T3">WHERE</text:span><text:span text:style-name="T11"> condition ;</text:span></text:p>
                  </text:list-item>
                  <text:list-item>
                    <text:p><text:span text:style-name="T11">Attention sans condition cette requête effacera l'ensemble des données de la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ypes de données</text:p>
              </text:list-item>
              <text:list-item>
                <text:p>Langage de Définition de Données (LDD)</text:p>
              </text:list-item>
              <text:list-item>
                <text:p>Langage de Manipulation de Données (LDM)</text:p>
              </text:list-item>
              <text:list-item>
                <text:p><text:span text:style-name="T2">Langage de Contrôle de Données (LDC)</text:span></text:p>
                <text:list>
                  <text:list-item>
                    <text:p>Gestion des droits utilisateurs</text:p>
                    <text:list>
                      <text:list-item>
                        <text:p>GRANT</text:p>
                      </text:list-item>
                      <text:list-item>
                        <text:p>REVO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3" draw:display-name="Gradient 13" draw:style="linear" draw:start-color="#b80047" draw:end-color="#99284c" draw:start-intensity="100%" draw:end-intensity="100%" draw:angle="0deg" draw:border="0%"/>
    <draw:gradient draw:name="Gradient_20_14" draw:display-name="Gradient 14" draw:style="radial" draw:cx="50%" draw:cy="50%" draw:start-color="#b80047" draw:end-color="#b84747" draw:start-intensity="100%" draw:end-intensity="100%" draw:border="0%"/>
    <draw:gradient draw:name="Gradient_20_15" draw:display-name="Gradient 15" draw:style="linear" draw:start-color="#808080" draw:end-color="#ffffff" draw:start-intensity="100%" draw:end-intensity="100%" draw:angle="0deg" draw:border="35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 AMT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yt-rouge-baiser-background" style:family="presentation">
      <style:graphic-properties draw:stroke="none" draw:fill="none"/>
      <style:text-properties style:letter-kerning="true"/>
    </style:style>
    <style:style style:name="lyt-rouge-baiser-backgroundobjects" style:family="presentation">
      <style:graphic-properties draw:shadow="hidden" draw:shadow-offset-x="0.3cm" draw:shadow-offset-y="0.3cm" draw:shadow-color="#808080"/>
      <style:text-properties fo:font-weight="bold" style:letter-kerning="true"/>
    </style:style>
    <style:style style:name="lyt-rouge-bais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ge-baiser-outline1" style:family="presentation">
      <style:graphic-properties draw:stroke="none" draw:fill="none" draw:auto-grow-height="false" draw:fit-to-size="false" style:shrink-to-fit="true">
        <text:list-style style:name="lyt-rouge-bais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outline2" style:family="presentation" style:parent-style-name="lyt-rouge-baiser-outline1">
      <style:paragraph-properties fo:margin-top="0cm" fo:margin-bottom="0.4cm"/>
      <style:text-properties fo:font-size="28pt" style:font-size-asian="28pt" style:font-size-complex="28pt"/>
    </style:style>
    <style:style style:name="lyt-rouge-baiser-outline3" style:family="presentation" style:parent-style-name="lyt-rouge-baiser-outline2">
      <style:paragraph-properties fo:margin-top="0cm" fo:margin-bottom="0.3cm"/>
      <style:text-properties fo:font-size="24pt" style:font-size-asian="24pt" style:font-size-complex="24pt"/>
    </style:style>
    <style:style style:name="lyt-rouge-baiser-outline4" style:family="presentation" style:parent-style-name="lyt-rouge-baiser-outline3">
      <style:paragraph-properties fo:margin-top="0cm" fo:margin-bottom="0.2cm"/>
      <style:text-properties fo:font-size="20pt" style:font-size-asian="20pt" style:font-size-complex="20pt"/>
    </style:style>
    <style:style style:name="lyt-rouge-baiser-outline5" style:family="presentation" style:parent-style-name="lyt-rouge-baiser-outline4">
      <style:paragraph-properties fo:margin-top="0cm" fo:margin-bottom="0.1cm"/>
      <style:text-properties fo:font-size="20pt" style:font-size-asian="20pt" style:font-size-complex="20pt"/>
    </style:style>
    <style:style style:name="lyt-rouge-baiser-outline6" style:family="presentation" style:parent-style-name="lyt-rouge-baiser-outline5">
      <style:paragraph-properties fo:margin-top="0cm" fo:margin-bottom="0.1cm"/>
      <style:text-properties fo:font-size="20pt" style:font-size-asian="20pt" style:font-size-complex="20pt"/>
    </style:style>
    <style:style style:name="lyt-rouge-baiser-outline7" style:family="presentation" style:parent-style-name="lyt-rouge-baiser-outline6">
      <style:paragraph-properties fo:margin-top="0cm" fo:margin-bottom="0.1cm"/>
      <style:text-properties fo:font-size="20pt" style:font-size-asian="20pt" style:font-size-complex="20pt"/>
    </style:style>
    <style:style style:name="lyt-rouge-baiser-outline8" style:family="presentation" style:parent-style-name="lyt-rouge-baiser-outline7">
      <style:paragraph-properties fo:margin-top="0cm" fo:margin-bottom="0.1cm"/>
      <style:text-properties fo:font-size="20pt" style:font-size-asian="20pt" style:font-size-complex="20pt"/>
    </style:style>
    <style:style style:name="lyt-rouge-baiser-outline9" style:family="presentation" style:parent-style-name="lyt-rouge-baiser-outline8">
      <style:paragraph-properties fo:margin-top="0cm" fo:margin-bottom="0.1cm"/>
      <style:text-properties fo:font-size="20pt" style:font-size-asian="20pt" style:font-size-complex="20pt"/>
    </style:style>
    <style:style style:name="lyt-rouge-baiser-subtitle" style:family="presentation">
      <style:graphic-properties draw:stroke="none" draw:fill="none" draw:textarea-vertical-align="middle">
        <text:list-style style:name="lyt-rouge-bais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title" style:family="presentation">
      <style:graphic-properties draw:stroke="none" draw:fill="none" draw:textarea-vertical-align="middle">
        <text:list-style style:name="lyt-rouge-bais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7b04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7b04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7b04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7b04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7b04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7b04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•">
            <style:list-level-properties text:min-label-width="0.952cm"/>
            <style:text-properties style:font-name="Helvetica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Helvetica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Helvetic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Helvetic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Helvetic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Helvetic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Helvetica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Helvetica1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/>
            <style:text-properties style:font-name="Helvetic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Helvetic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Helvetic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Helvetic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Helvetic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Helvetic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Helvetic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Helvetica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4pt" fo:font-style="normal" fo:text-shadow="none" style:text-underline-style="none" fo:font-weight="bold" style:letter-kerning="true" style:font-name-asian="DejaVu Sans3" style:font-family-asian="'DejaVu Sans'" style:font-family-generic-asian="system" style:font-pitch-asian="variable" style:font-size-asian="24pt" style:font-style-asian="normal" style:font-weight-asian="bold" style:font-name-complex="DejaVu Sans3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Helvetic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40pt" fo:font-style="normal" fo:text-shadow="none" style:text-underline-style="none" fo:font-weight="bold" style:letter-kerning="true" style:font-name-asian="DejaVu Sans3" style:font-family-asian="'DejaVu Sans'" style:font-family-generic-asian="system" style:font-pitch-asian="variable" style:font-size-asian="40pt" style:font-style-asian="normal" style:font-weight-asian="bold" style:font-name-complex="DejaVu Sans3" style:font-family-complex="'DejaVu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b80047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gradient" draw:fill-color="#99284c" draw:fill-gradient-name="Gradient_20_14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gradient" draw:fill-color="#99ccff" draw:fill-gradient-name="Gradient_20_13" draw:opacity="50%" draw:textarea-horizontal-align="justify" draw:textarea-vertical-align="middle" draw:auto-grow-height="false" draw:shadow-opacity="50%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svg:stroke-color="#808080" draw:fill="gradient" draw:fill-gradient-name="Gradient_20_15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ge-bais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rouge-baiser-backgroundobjects">
      <style:graphic-properties draw:stroke="none" draw:fill="solid" draw:fill-color="#ffffff" draw:auto-grow-height="false" fo:min-height="1.449cm"/>
      <style:paragraph-properties style:writing-mode="lr-tb"/>
    </style:style>
    <style:style style:name="Mpr3" style:family="presentation" style:parent-style-name="lyt-rouge-bais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yt-rouge-bais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80047"/>
      <style:paragraph-properties fo:text-align="center"/>
    </style:style>
    <style:style style:name="MP6" style:family="paragraph">
      <loext:graphic-properties draw:fill="gradient" draw:fill-color="#99284c" draw:fill-gradient-name="Gradient_20_14"/>
      <style:paragraph-properties fo:text-align="center"/>
    </style:style>
    <style:style style:name="MP7" style:family="paragraph">
      <loext:graphic-properties draw:fill="gradient" draw:fill-color="#99ccff" draw:fill-gradient-name="Gradient_20_13" draw:opacity="50%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gradient" draw:fill-gradient-name="Gradient_20_15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rouge-baiser" style:page-layout-name="PM1" draw:style-name="Mdp1">
      <draw:g>
        <draw:custom-shape draw:style-name="Mgr3" draw:text-style-name="MP5" draw:layer="backgroundobjects" svg:width="28.237cm" svg:height="4.6cm" svg:x="0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15.984cm" svg:height="2.928cm" svg:x="0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8.525cm" svg:height="4.6cm" svg:x="12.787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15.983cm" svg:height="8.364cm" svg:x="15.984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28.237cm" svg:height="4.6cm" svg:x="0cm" svg:y="4.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8" draw:layer="backgroundobjects" svg:width="4.263cm" svg:height="7.946cm" svg:x="28.237cm" svg:y="0.718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7" draw:text-style-name="MP9" draw:layer="backgroundobjects" svg:width="28cm" svg:height="2cm" svg:x="0cm" svg:y="19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9" draw:layer="backgroundobjects" svg:width="28cm" svg:height="0.5cm" svg:x="0cm" svg:y="19cm">
          <text:p/>
          <draw:enhanced-geometry svg:viewBox="0 0 21600 21600" draw:type="rectangle" draw:enhanced-path="M 0 0 L 21600 0 21600 21600 0 21600 0 0 Z N"/>
        </draw:custom-shape>
      </draw:g>
      <draw:frame presentation:style-name="lyt-rouge-baiser-title" draw:layer="backgroundobjects" svg:width="25.199cm" svg:height="3.506cm" svg:x="1.4cm" svg:y="0.837cm" presentation:class="title" presentation:placeholder="true">
        <draw:text-box/>
      </draw:frame>
      <draw:frame presentation:style-name="lyt-rouge-baiser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12" draw:layer="backgroundobjects" svg:width="1.599cm" svg:height="1.448cm" svg:x="2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0">
        <draw:page-thumbnail presentation:style-name="lyt-rouge-baiser-title" draw:layer="backgroundobjects" svg:width="14.848cm" svg:height="11.136cm" svg:x="3.075cm" svg:y="2.257cm" presentation:class="page"/>
        <draw:frame presentation:style-name="lyt-rouge-bais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1" style:page-layout-name="PM1" draw:style-name="Mdp2">
      <draw:frame presentation:style-name="Titre1-title" draw:layer="backgroundobjects" svg:width="23.693cm" svg:height="5.368cm" svg:x="1.719cm" svg:y="5.833cm" presentation:class="title" presentation:placeholder="true">
        <draw:text-box/>
      </draw:frame>
      <draw:frame presentation:style-name="Titre1-outline1" draw:layer="backgroundobjects" svg:width="25.199cm" svg:height="12.18cm" svg:x="1.399cm" svg:y="4.913cm" presentation:class="outline" presentation:placeholder="true">
        <draw:text-box/>
      </draw:frame>
      <presentation:notes style:page-layout-name="PM0">
        <draw:rect draw:style-name="Mgr8" draw:text-style-name="MP8" draw:layer="backgroundobjects" svg:width="21cm" svg:height="29.7cm" svg:x="0cm" svg:y="0cm">
          <text:p/>
        </draw:rect>
        <draw:page-thumbnail presentation:style-name="Titre1-title" draw:layer="backgroundobjects" svg:width="0.001cm" svg:height="0.001cm" svg:x="0cm" svg:y="2.257cm" presentation:class="page"/>
        <draw:frame presentation:style-name="Titre1-notes" draw:layer="backgroundobjects" svg:width="16.799cm" svg:height="13.364cm" svg:x="2.1cm" svg:y="14.106cm" presentation:class="notes" presentation:placeholder="true">
          <draw:text-box/>
        </draw:frame>
      </presentation:notes>
    </style:master-page>
    <style:master-page style:name="Inspiration" style:page-layout-name="PM1" draw:style-name="Mdp1">
      <draw:frame draw:style-name="Mgr9" draw:text-style-name="MP13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2-03-26T16:40:57</meta:creation-date>
    <meta:editing-duration>PT2H58M4S</meta:editing-duration>
    <meta:editing-cycles>63</meta:editing-cycles>
    <meta:generator>LibreOffice/7.2.1.2$Linux_X86_64 LibreOffice_project/87b77fad49947c1441b67c559c339af8f3517e22</meta:generator>
    <dc:description>Librement diffusable sous réserve de conserver le présent copyright
- (c) Beaussier 2009 - 
&lt;a href=www.beaussier.com&gt;Beaussier en ligne&lt;/a&gt;</dc:description>
    <meta:keyword>rouge;gris;red;gray</meta:keyword>
    <dc:subject>Agréable à l'oeil / Sweet to look ;-)</dc:subject>
    <dc:title>Rouge baiser</dc:title>
    <meta:initial-creator>didier BERNARD</meta:initial-creator>
    <dc:date>2017-09-11T13:21:38.225523068</dc:date>
    <meta:printed-by>didier BERNARD</meta:printed-by>
    <meta:print-date>2014-04-08T15:02:53</meta:print-date>
    <meta:document-statistic meta:object-count="215"/>
    <meta:user-defined meta:name="Info 2"/>
    <meta:user-defined meta:name="Info 3"/>
    <meta:user-defined meta:name="Info 4"/>
    <meta:user-defined meta:name="License">&lt;a href=http://www.cecill.info/&gt;CeCILL&lt;/a&gt;</meta:user-defined>
    <meta:template xlink:type="simple" xlink:actuate="onRequest" xlink:title="Rouge baiser" xlink:href="../../../../../../../../../../../.openoffice.org/3/user/template/lyt-rouge-baiser.otp" meta:date="2009-01-31T00:19:27"/>
  </office:meta>
</office:document-meta>
</file>